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180000018CB6A8BB45.png" manifest:media-type=""/>
  <manifest:file-entry manifest:full-path="Pictures/10000000000001CA0000025834EE8C1B.png" manifest:media-type=""/>
  <manifest:file-entry manifest:full-path="Pictures/10000000000002B8000001D84D6CE0ED.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051cm" svg:stroke-color="#ff0000" draw:marker-start-width="0.276cm" draw:marker-end-width="0.276cm" draw:fill="none" draw:textarea-vertical-align="middle" fo:padding-top="0.15cm" fo:padding-bottom="0.15cm" fo:padding-left="0.275cm" fo:padding-right="0.275cm"/>
    </style:style>
    <style:style style:name="gr4" style:family="graphic" style:parent-style-name="objectwithoutfill">
      <style:graphic-properties draw:marker-start="Arrow" draw:marker-start-width="0.305cm"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9999ff" draw:textarea-horizontal-align="justify" draw:textarea-vertical-align="middle" draw:auto-grow-height="false"/>
    </style:style>
    <style:style style:name="gr7" style:family="graphic" style:parent-style-name="standard">
      <style:graphic-properties draw:fill="solid" draw:fill-color="#ff8080" draw:textarea-horizontal-align="justify" draw:textarea-vertical-align="middle" draw:auto-grow-height="false"/>
    </style:style>
    <style:style style:name="gr8" style:family="graphic" style:parent-style-name="standard">
      <style:graphic-properties draw:fill="solid" draw:fill-color="#ccffff" draw:textarea-horizontal-align="justify" draw:textarea-vertical-align="middle" draw:auto-grow-height="fals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solid" draw:fill-color="#ff0000" draw:textarea-horizontal-align="justify" draw:textarea-vertical-align="middle" draw:auto-grow-height="false"/>
    </style:style>
    <style:style style:name="gr12" style:family="graphic" style:parent-style-name="objectwithoutfill">
      <style:graphic-properties svg:stroke-color="#ff0000" draw:marker-end="Arrow" draw:marker-end-width="0.203cm" draw:fill="none" draw:textarea-vertical-align="middle"/>
    </style:style>
    <style:style style:name="gr13" style:family="graphic" style:parent-style-name="standard">
      <style:graphic-properties draw:textarea-horizontal-align="justify" draw:textarea-vertical-align="middle" draw:auto-grow-height="false" fo:min-height="0cm" fo:min-width="0cm" fo:wrap-option="no-wrap"/>
    </style:style>
    <style:style style:name="pr1" style:family="presentation" style:parent-style-name="Default-title">
      <style:graphic-properties draw:auto-grow-height="true" fo:min-height="7.92cm"/>
    </style:style>
    <style:style style:name="pr2" style:family="presentation" style:parent-style-name="Default-subtitle">
      <style:graphic-properties draw:fill-color="#ffffff" draw:auto-grow-height="true" fo:min-height="3.475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1.57cm"/>
    </style:style>
    <style:style style:name="pr5" style:family="presentation" style:parent-style-name="Default-outline1">
      <style:graphic-properties fo:min-height="14.02cm"/>
    </style:style>
    <style:style style:name="pr6" style:family="presentation" style:parent-style-name="Default-notes">
      <style:graphic-properties draw:fill-color="#ffffff" fo:min-height="12.572cm"/>
    </style:style>
    <style:style style:name="pr7" style:family="presentation" style:parent-style-name="Default-title">
      <style:graphic-properties draw:auto-grow-height="true" fo:min-height="1.57cm"/>
    </style:style>
    <style:style style:name="P1" style:family="paragraph">
      <style:text-properties fo:font-size="27.3999996185303pt"/>
    </style:style>
    <style:style style:name="P2" style:family="paragraph">
      <style:paragraph-properties fo:text-align="center"/>
    </style:style>
    <style:style style:name="P3" style:family="paragraph">
      <style:text-properties fo:font-family="Helvetica" style:font-family-generic="swiss" style:font-pitch="variable" fo:font-size="24pt" style:font-size-asian="24pt" style:font-size-complex="24pt"/>
    </style:style>
    <style:style style:name="P4" style:family="paragraph">
      <style:text-properties fo:font-family="Helvetica" style:font-family-generic="swiss" style:font-pitch="variable"/>
    </style:style>
    <style:style style:name="P5" style:family="paragraph">
      <style:paragraph-properties fo:text-align="center"/>
      <style:text-properties fo:font-family="Helvetica" style:font-family-generic="swiss" style:font-pitch="variable" fo:font-size="16pt" style:font-size-asian="16pt" style:font-size-complex="16pt"/>
    </style:style>
    <style:style style:name="T1" style:family="text">
      <style:text-properties fo:font-size="44pt" style:font-size-asian="44pt" style:font-size-complex="44pt"/>
    </style:style>
    <style:style style:name="T2" style:family="text">
      <style:text-properties fo:font-size="32pt" style:font-size-asian="32pt" style:font-size-complex="32pt"/>
    </style:style>
    <style:style style:name="T3" style:family="text">
      <style:text-properties fo:font-family="Helvetica" style:font-family-generic="swiss" style:font-pitch="variable" fo:font-size="24pt" style:font-size-asian="24pt" style:font-size-complex="24pt"/>
    </style:style>
    <style:style style:name="T4" style:family="text">
      <style:text-properties fo:font-family="Helvetica" style:font-family-generic="swiss" style:font-pitch="variable"/>
    </style:style>
    <style:style style:name="T5" style:family="text">
      <style:text-properties fo:font-family="Helvetica" style:font-family-generic="swiss" style:font-pitch="variable"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27cm" text:min-label-width="0.635cm"/>
        <style:text-properties fo:font-family="StarSymbol" style:use-window-font-color="true" fo:font-size="45%"/>
      </text:list-level-style-bullet>
      <text:list-level-style-bullet text:level="2" text:bullet-char="–">
        <style:list-level-properties text:space-before="1.397cm" text:min-label-width="0.635cm"/>
        <style:text-properties fo:font-family="StarSymbol" style:use-window-font-color="true" fo:font-size="75%"/>
      </text:list-level-style-bullet>
      <text:list-level-style-bullet text:level="3" text:bullet-char="●">
        <style:list-level-properties text:space-before="2.667cm" text:min-label-width="0.635cm"/>
        <style:text-properties fo:font-family="StarSymbol" style:use-window-font-color="true" fo:font-size="45%"/>
      </text:list-level-style-bullet>
      <text:list-level-style-bullet text:level="4" text:bullet-char="–">
        <style:list-level-properties text:space-before="3.937cm" text:min-label-width="0.635cm"/>
        <style:text-properties fo:font-family="StarSymbol" style:use-window-font-color="true" fo:font-size="75%"/>
      </text:list-level-style-bullet>
      <text:list-level-style-bullet text:level="5" text:bullet-char="●">
        <style:list-level-properties text:space-before="5.207cm" text:min-label-width="0.635cm"/>
        <style:text-properties fo:font-family="StarSymbol" style:use-window-font-color="true" fo:font-size="45%"/>
      </text:list-level-style-bullet>
      <text:list-level-style-bullet text:level="6" text:bullet-char="●">
        <style:list-level-properties text:space-before="6.477cm" text:min-label-width="0.635cm"/>
        <style:text-properties fo:font-family="StarSymbol" style:use-window-font-color="true" fo:font-size="45%"/>
      </text:list-level-style-bullet>
      <text:list-level-style-bullet text:level="7" text:bullet-char="●">
        <style:list-level-properties text:space-before="7.747cm" text:min-label-width="0.635cm"/>
        <style:text-properties fo:font-family="StarSymbol" style:use-window-font-color="true" fo:font-size="45%"/>
      </text:list-level-style-bullet>
      <text:list-level-style-bullet text:level="8" text:bullet-char="●">
        <style:list-level-properties text:space-before="9.017cm" text:min-label-width="0.635cm"/>
        <style:text-properties fo:font-family="StarSymbol" style:use-window-font-color="true" fo:font-size="45%"/>
      </text:list-level-style-bullet>
      <text:list-level-style-bullet text:level="9" text:bullet-char="●">
        <style:list-level-properties text:space-before="10.287cm" text:min-label-width="0.762cm"/>
        <style:text-properties fo:font-family="StarSymbol" style:use-window-font-color="true" fo:font-size="45%"/>
      </text:list-level-style-bullet>
      <text:list-level-style-bullet text:level="10" text:bullet-char="●">
        <style:list-level-properties text:space-before="11.557cm" text:min-label-width="0.635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4.05cm" svg:height="7.92cm" svg:x="1.35cm" svg:y="0.835cm" presentation:class="title" presentation:user-transformed="true">
          <draw:text-box>
            <text:p><text:span text:style-name="T1">Double Beta Decay in Xenon-136:</text:span><text:line-break/><text:span text:style-name="T2">Measuring the Neutrino-Emitting Mode</text:span><text:span text:style-name="T2"><text:line-break/></text:span><text:span text:style-name="T2">and Searching for Majoron-Emitting Modes</text:span></text:p>
          </draw:text-box>
        </draw:frame>
        <draw:frame presentation:style-name="pr2" draw:text-style-name="P1" draw:layer="layout" svg:width="24.05cm" svg:height="3.475cm" svg:x="1.35cm" svg:y="13.335cm" presentation:class="subtitle" presentation:user-transformed="true">
          <draw:text-box>
            <text:p text:style-name="P1">Steven Herrin</text:p>
            <text:p text:style-name="P1">Ph.D. Dissertation Defense</text:p>
            <text:p text:style-name="P1">2013-05-24</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4.05cm" svg:height="1.57cm" svg:x="1.35cm" svg:y="0.335cm" presentation:class="title">
          <draw:text-box>
            <text:p>Outline</text:p>
          </draw:text-box>
        </draw:frame>
        <draw:frame presentation:style-name="pr5" draw:layer="layout" svg:width="24.05cm" svg:height="14.27cm" svg:x="1.35cm" svg:y="2.54cm" presentation:class="outline" presentation:user-transformed="true">
          <draw:text-box>
            <text:list text:style-name="L3">
              <text:list-item>
                <text:p>Neutrino physics and double beta decay</text:p>
              </text:list-item>
              <text:list-item>
                <text:p>The EXO-200 detector</text:p>
                <text:list>
                  <text:list-item>
                    <text:p>Liquid xenon</text:p>
                  </text:list-item>
                  <text:list-item>
                    <text:p>Design and construction</text:p>
                  </text:list-item>
                  <text:list-item>
                    <text:p>Data collection</text:p>
                  </text:list-item>
                  <text:list-item>
                    <text:p>Calibration</text:p>
                  </text:list-item>
                </text:list>
              </text:list-item>
              <text:list-item>
                <text:p>Cosmic ray muons</text:p>
              </text:list-item>
              <text:list-item>
                <text:p>Double beta decay</text:p>
                <text:list>
                  <text:list-item>
                    <text:p>Statistics</text:p>
                  </text:list-item>
                  <text:list-item>
                    <text:p>Measurements!</text:p>
                  </text:list-item>
                </text:list>
              </text:list-item>
              <text:list-item>
                <text:p>The future</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8">
        <draw:frame presentation:style-name="pr7" draw:layer="layout" svg:width="24.05cm" svg:height="1.57cm" svg:x="1.35cm" svg:y="0.335cm" presentation:class="title">
          <draw:text-box>
            <text:p>Neutrino Physics Starts with Beta Decay</text:p>
          </draw:text-box>
        </draw:frame>
        <draw:frame draw:style-name="gr2" draw:text-style-name="P2" draw:layer="layout" svg:width="12.173cm" svg:height="8.255cm" svg:x="0.562cm" svg:y="9.34cm" presentation:class="graphic" presentation:user-transformed="true">
          <draw:image xlink:href="Pictures/10000000000002B8000001D84D6CE0ED.png" xlink:type="simple" xlink:show="embed" xlink:actuate="onLoad">
            <text:p/>
          </draw:image>
        </draw:frame>
        <draw:line draw:style-name="gr3" draw:text-style-name="P2" draw:layer="layout" svg:x1="7.355cm" svg:y1="16.66cm" svg:x2="7.355cm" svg:y2="11.145cm">
          <text:p/>
        </draw:line>
        <draw:line draw:style-name="gr4" draw:text-style-name="P2" draw:layer="layout" svg:x1="7.655cm" svg:y1="12.615cm" svg:x2="12.1cm" svg:y2="12.615cm">
          <text:p/>
        </draw:line>
        <draw:frame draw:style-name="gr5" draw:text-style-name="P3" draw:layer="layout" svg:width="0.972cm" svg:height="1.098cm" svg:x="9.36cm" svg:y="11.545cm">
          <draw:text-box>
            <text:p><text:span text:style-name="T3">?</text:span></text:p>
          </draw:text-box>
        </draw:frame>
        <draw:g>
          <draw:g>
            <draw:custom-shape draw:style-name="gr6" draw:text-style-name="P2" draw:layer="layout" svg:width="1.905cm" svg:height="1.905cm" svg:x="2.87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2.975cm" svg:y="4.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3.576cm" svg:y="4.4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2" draw:layer="layout" svg:width="0.635cm" svg:height="0.635cm" svg:x="3.477cm" svg:y="5.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4.078cm" svg:y="5.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1.905cm" svg:height="1.905cm" svg:x="8.076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8.176cm" svg:y="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8.777cm" svg:y="4.4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2" draw:layer="layout" svg:width="0.635cm" svg:height="0.635cm" svg:x="8.678cm" svg:y="5.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9.279cm" svg:y="5.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 draw:text-style-name="P2" draw:layer="layout" svg:x1="5.415cm" svg:y1="5.27cm" svg:x2="7.32cm" svg:y2="5.27cm">
            <text:p/>
          </draw:line>
          <draw:frame draw:style-name="gr10" draw:text-style-name="P4" draw:layer="layout" svg:width="3.81cm" svg:height="1.521cm" svg:x="1.97cm" svg:y="6.47cm">
            <draw:text-box>
              <text:p text:style-name="P4"><text:span text:style-name="T4">N neutrons</text:span></text:p>
              <text:p text:style-name="P4"><text:span text:style-name="T4">Z protons</text:span></text:p>
            </draw:text-box>
          </draw:frame>
          <draw:frame draw:style-name="gr10" draw:text-style-name="P4" draw:layer="layout" svg:width="4.645cm" svg:height="1.521cm" svg:x="6.955cm" svg:y="6.47cm">
            <draw:text-box>
              <text:p text:style-name="P4"><text:span text:style-name="T4">N-1 neutrons</text:span></text:p>
              <text:p text:style-name="P4"><text:span text:style-name="T4">Z+1 protons</text:span></text:p>
            </draw:text-box>
          </draw:frame>
          <draw:custom-shape draw:style-name="gr11" draw:text-style-name="P2" draw:layer="layout" svg:width="0.254cm" svg:height="0.254cm" svg:x="9.93cm" svg:y="3.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2" draw:text-style-name="P2" draw:layer="layout" svg:x1="10.278cm" svg:y1="3.63cm" svg:x2="10.913cm" svg:y2="2.995cm">
            <text:p/>
          </draw:line>
          <draw:frame draw:style-name="gr10" draw:text-style-name="P4" draw:layer="layout" svg:width="2.939cm" svg:height="0.886cm" svg:x="10.095cm" svg:y="3.779cm">
            <draw:text-box>
              <text:p text:style-name="P4"><text:span text:style-name="T4">electron</text:span></text:p>
            </draw:text-box>
          </draw:frame>
        </draw:g>
        <draw:frame draw:style-name="gr2" draw:text-style-name="P2" draw:layer="layout" svg:width="6.611cm" svg:height="8.661cm" svg:x="19.487cm" svg:y="8.155cm">
          <draw:image xlink:href="Pictures/10000000000001CA0000025834EE8C1B.png" xlink:type="simple" xlink:show="embed" xlink:actuate="onLoad">
            <text:p/>
          </draw:image>
        </draw:frame>
        <draw:frame draw:style-name="gr2" draw:text-style-name="P2" draw:layer="layout" svg:width="6.03cm" svg:height="8.529cm" svg:x="13.361cm" svg:y="8.252cm">
          <draw:image xlink:href="Pictures/10000000000001180000018CB6A8BB45.png" xlink:type="simple" xlink:show="embed" xlink:actuate="onLoad">
            <text:p/>
          </draw:image>
        </draw:frame>
        <draw:g>
          <draw:custom-shape draw:style-name="gr13" draw:text-style-name="P2" draw:layer="layout" svg:width="11.43cm" svg:height="5.08cm" svg:x="14.605cm" svg:y="2.54cm">
            <text:p/>
            <draw:enhanced-geometry svg:viewBox="0 0 21600 21600" draw:text-areas="3000 3320 17110 17330" draw:type="cloud-callout" draw:modifiers="7184.25334616394 27445.30604211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2" draw:layer="layout" svg:width="11.43cm" svg:height="5.08cm" svg:x="14.605cm" svg:y="2.54cm">
            <text:p/>
            <draw:enhanced-geometry svg:viewBox="0 0 21600 21600" draw:text-areas="3000 3320 17110 17330" draw:type="cloud-callout" draw:modifiers="11611.5825387105 37409.95866955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2" draw:layer="layout" svg:width="11.43cm" svg:height="5.08cm" svg:x="14.605cm" svg:y="2.54cm">
            <text:p/>
            <draw:enhanced-geometry svg:viewBox="0 0 21600 21600" draw:text-areas="3000 3320 17110 17330" draw:type="cloud-callout" draw:modifiers="18183.6059837285 33873.01712261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frame draw:style-name="gr10" draw:text-style-name="P3" draw:layer="layout" svg:width="8.89cm" svg:height="1.945cm" svg:x="16.375cm" svg:y="3.905cm">
          <draw:text-box>
            <text:p text:style-name="P3"><text:span text:style-name="T3">Where is the rest of the energy going?</text:span></text:p>
          </draw:text-box>
        </draw:frame>
        <draw:frame draw:style-name="gr10" draw:text-style-name="P5" draw:layer="layout" svg:width="6.35cm" svg:height="0.818cm" svg:x="13.235cm" svg:y="16.845cm">
          <draw:text-box>
            <text:p text:style-name="P5"><text:span text:style-name="T5">James Chadwick</text:span></text:p>
          </draw:text-box>
        </draw:frame>
        <draw:frame draw:style-name="gr10" draw:text-style-name="P5" draw:layer="layout" svg:width="2.54cm" svg:height="1.385cm" svg:x="19.485cm" svg:y="16.63cm">
          <draw:text-box>
            <text:p text:style-name="P5"><text:span text:style-name="T5">Lise</text:span></text:p>
            <text:p text:style-name="P5"><text:span text:style-name="T5">Meitner</text:span></text:p>
          </draw:text-box>
        </draw:frame>
        <draw:frame draw:style-name="gr10" draw:text-style-name="P5" draw:layer="layout" svg:width="2.54cm" svg:height="1.385cm" svg:x="23.06cm" svg:y="16.615cm">
          <draw:text-box>
            <text:p text:style-name="P5"><text:span text:style-name="T5">Otto</text:span></text:p>
            <text:p text:style-name="P5"><text:span text:style-name="T5">Hahn</text:span></text:p>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127cm" text:min-label-width="0.635cm"/>
            <style:text-properties fo:font-family="StarSymbol" style:use-window-font-color="true" fo:font-size="45%"/>
          </text:list-level-style-bullet>
          <text:list-level-style-bullet text:level="2" text:bullet-char="–">
            <style:list-level-properties text:space-before="1.397cm" text:min-label-width="0.635cm"/>
            <style:text-properties fo:font-family="StarSymbol" style:use-window-font-color="true" fo:font-size="75%"/>
          </text:list-level-style-bullet>
          <text:list-level-style-bullet text:level="3" text:bullet-char="●">
            <style:list-level-properties text:space-before="2.667cm" text:min-label-width="0.635cm"/>
            <style:text-properties fo:font-family="StarSymbol" style:use-window-font-color="true" fo:font-size="45%"/>
          </text:list-level-style-bullet>
          <text:list-level-style-bullet text:level="4" text:bullet-char="–">
            <style:list-level-properties text:space-before="3.937cm" text:min-label-width="0.635cm"/>
            <style:text-properties fo:font-family="StarSymbol" style:use-window-font-color="true" fo:font-size="75%"/>
          </text:list-level-style-bullet>
          <text:list-level-style-bullet text:level="5" text:bullet-char="●">
            <style:list-level-properties text:space-before="5.207cm" text:min-label-width="0.635cm"/>
            <style:text-properties fo:font-family="StarSymbol" style:use-window-font-color="true" fo:font-size="45%"/>
          </text:list-level-style-bullet>
          <text:list-level-style-bullet text:level="6" text:bullet-char="●">
            <style:list-level-properties text:space-before="6.477cm" text:min-label-width="0.635cm"/>
            <style:text-properties fo:font-family="StarSymbol" style:use-window-font-color="true" fo:font-size="45%"/>
          </text:list-level-style-bullet>
          <text:list-level-style-bullet text:level="7" text:bullet-char="●">
            <style:list-level-properties text:space-before="7.747cm" text:min-label-width="0.635cm"/>
            <style:text-properties fo:font-family="StarSymbol" style:use-window-font-color="true" fo:font-size="45%"/>
          </text:list-level-style-bullet>
          <text:list-level-style-bullet text:level="8" text:bullet-char="●">
            <style:list-level-properties text:space-before="9.017cm" text:min-label-width="0.635cm"/>
            <style:text-properties fo:font-family="StarSymbol" style:use-window-font-color="true" fo:font-size="45%"/>
          </text:list-level-style-bullet>
          <text:list-level-style-bullet text:level="9" text:bullet-char="●">
            <style:list-level-properties text:space-before="10.287cm" text:min-label-width="0.762cm"/>
            <style:text-properties fo:font-family="StarSymbol" style:use-window-font-color="true" fo:font-size="45%"/>
          </text:list-level-style-bullet>
          <text:list-level-style-bullet text:level="10" text:bullet-char="●">
            <style:list-level-properties text:space-before="11.557cm" text:min-label-width="0.635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Helvetica" style:font-family-generic="swiss" style:font-pitch="variable" fo:font-size="27.3999996185303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42cm" fo:text-indent="0cm"/>
      <style:text-properties fo:font-size="24pt" style:font-size-asian="28pt" style:font-size-complex="28pt"/>
    </style:style>
    <style:style style:name="Default-outline3" style:family="presentation" style:parent-style-name="Default-outline2">
      <style:paragraph-properties fo:margin-left="0cm" fo:margin-right="0cm" fo:margin-top="0cm" fo:margin-bottom="0.257cm" fo:text-indent="0cm"/>
      <style:text-properties fo:font-size="20.6000003814697pt" style:font-size-asian="24pt" style:font-size-complex="24pt"/>
    </style:style>
    <style:style style:name="Default-outline4" style:family="presentation" style:parent-style-name="Default-outline3">
      <style:paragraph-properties fo:margin-left="0cm" fo:margin-right="0cm" fo:margin-top="0cm" fo:margin-bottom="0.171cm" fo:text-indent="0cm"/>
      <style:text-properties fo:font-size="17.1000003814697pt" style:font-size-asian="20pt" style:font-size-complex="20pt"/>
    </style:style>
    <style:style style:name="Default-outline5" style:family="presentation" style:parent-style-name="Default-outline4">
      <style:paragraph-properties fo:margin-left="0cm" fo:margin-right="0cm" fo:margin-top="0cm" fo:margin-bottom="0.085cm" fo:text-indent="0cm"/>
      <style:text-properties fo:font-size="17.1000003814697pt" style:font-size-asian="20pt" style:font-size-complex="20pt"/>
    </style:style>
    <style:style style:name="Default-outline6" style:family="presentation" style:parent-style-name="Default-outline5">
      <style:paragraph-properties fo:margin-left="0cm" fo:margin-right="0cm" fo:margin-top="0cm" fo:margin-bottom="0.085cm" fo:text-indent="0cm"/>
      <style:text-properties fo:font-size="17.1000003814697pt" style:font-size-asian="20pt" style:font-size-complex="20pt"/>
    </style:style>
    <style:style style:name="Default-outline7" style:family="presentation" style:parent-style-name="Default-outline6">
      <style:paragraph-properties fo:margin-left="0cm" fo:margin-right="0cm" fo:margin-top="0cm" fo:margin-bottom="0.085cm" fo:text-indent="0cm"/>
      <style:text-properties fo:font-size="17.1000003814697pt" style:font-size-asian="20pt" style:font-size-complex="20pt"/>
    </style:style>
    <style:style style:name="Default-outline8" style:family="presentation" style:parent-style-name="Default-outline7">
      <style:paragraph-properties fo:margin-left="0cm" fo:margin-right="0cm" fo:margin-top="0cm" fo:margin-bottom="0.085cm" fo:text-indent="0cm"/>
      <style:text-properties fo:font-size="17.1000003814697pt" style:font-size-asian="20pt" style:font-size-complex="20pt"/>
    </style:style>
    <style:style style:name="Default-outline9" style:family="presentation" style:parent-style-name="Default-outline8">
      <style:paragraph-properties fo:margin-left="0cm" fo:margin-right="0cm" fo:margin-top="0cm" fo:margin-bottom="0.085cm" fo:text-indent="0cm"/>
      <style:text-properties fo:font-size="17.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Helvetica" style:font-family-generic="swiss" style:font-pitch="variable" fo:font-size="37.7000007629395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195cm" svg:x="1cm" svg:y="2.823cm"/>
      <draw:page-thumbnail draw:layer="backgroundobjects" svg:width="9.294cm" svg:height="6.195cm" svg:x="1cm" svg:y="10.871cm"/>
      <draw:page-thumbnail draw:layer="backgroundobjects" svg:width="9.294cm" svg:height="6.195cm" svg:x="1cm" svg:y="18.919cm"/>
      <draw:page-thumbnail draw:layer="backgroundobjects" svg:width="9.294cm" svg:height="6.195cm" svg:x="11.295cm" svg:y="2.823cm"/>
      <draw:page-thumbnail draw:layer="backgroundobjects" svg:width="9.294cm" svg:height="6.195cm" svg:x="11.295cm" svg:y="10.871cm"/>
      <draw:page-thumbnail draw:layer="backgroundobjects" svg:width="9.294cm" svg:height="6.195cm" svg:x="11.295cm" svg:y="18.919cm"/>
    </style:handout-master>
    <style:master-page style:name="Default" style:page-layout-name="PM1" draw:style-name="Mdp1">
      <draw:frame presentation:style-name="Default-title" draw:layer="backgroundobjects" svg:width="24.05cm" svg:height="1.57cm" svg:x="1.35cm" svg:y="0.335cm" presentation:class="title" presentation:placeholder="true">
        <draw:text-box/>
      </draw:frame>
      <draw:frame presentation:style-name="Default-outline1" draw:layer="backgroundobjects" svg:width="24.05cm" svg:height="14.27cm" svg:x="1.35cm" svg:y="2.54cm" presentation:class="outline" presentation:placeholder="true">
        <draw:text-box/>
      </draw:frame>
      <draw:frame presentation:style-name="Mpr1" draw:text-style-name="MP1" draw:layer="backgroundobjects" svg:width="4.445cm" svg:height="0.494cm" svg:x="0.635cm" svg:y="17.145cm" presentation:class="date-time">
        <draw:text-box>
          <text:p text:style-name="MP1"><presentation:date-time/></text:p>
        </draw:text-box>
      </draw:frame>
      <draw:frame presentation:style-name="Mpr1" draw:text-style-name="MP3" draw:layer="backgroundobjects" svg:width="15.875cm" svg:height="0.494cm" svg:x="5.715cm" svg:y="17.145cm" presentation:class="footer">
        <draw:text-box>
          <text:p text:style-name="MP3"><presentation:footer/></text:p>
        </draw:text-box>
      </draw:frame>
      <draw:frame presentation:style-name="Mpr1" draw:text-style-name="MP2" draw:layer="backgroundobjects" svg:width="4.445cm" svg:height="0.494cm" svg:x="22.225cm" svg:y="17.145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5-16T13:59:23</meta:creation-date>
    <meta:editing-duration>PT1H3M6S</meta:editing-duration>
    <meta:editing-cycles>4</meta:editing-cycles>
    <dc:date>2013-05-16T15:08:47</dc:date>
    <meta:generator>LibreOffice/3.6$MacOSX_x86 LibreOffice_project/e29a214-2bbed72-0621de6-a97528c-8f066d</meta:generator>
    <meta:document-statistic meta:object-count="65"/>
  </office:meta>
</office:document-meta>
</file>